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390c8c" officeooo:paragraph-rsid="00390c8c" style:font-weight-asian="bold" style:font-weight-complex="bold"/>
    </style:style>
    <style:style style:name="P28"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officeooo:rsid="00339799"/>
    </style:style>
    <style:style style:name="T7" style:family="text">
      <style:text-properties fo:font-weight="bold" style:font-weight-asian="bold" style:font-weight-complex="bold"/>
    </style:style>
    <style:style style:name="T8" style:family="text">
      <style:text-properties fo:font-weight="bold" officeooo:rsid="003dea60" style:font-weight-asian="bold" style:font-weight-complex="bold"/>
    </style:style>
    <style:style style:name="T9" style:family="text">
      <style:text-properties officeooo:rsid="003dea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3"/>
      <text:p text:style-name="P4"/>
      <text:p text:style-name="P4">actualiza.sql: <text:span text:style-name="T1">(a) y (b)</text:span></text:p>
      <text:p text:style-name="P17">A RELLENAR <text:span text:style-name="T6">CON DIAGRAMA</text:span></text:p>
      <text:p text:style-name="P30">Como vemos en el diagrama, sólo mostramos los atributos que son clave primaria, o que son más relevantes, todo ello con la notación vista en teoría.</text:p>
      <text:p text:style-name="P30"><text:span text:style-name="T7">i) </text:span>los atributos clave primarias están subrayados</text:p>
      <text:p text:style-name="P30"><text:span text:style-name="T7">ii) </text:span>Las claves externas las hemos definido mediante relaciones entre entidades</text:p>
      <text:p text:style-name="P30"><text:span text:style-name="T7">iii) </text:span><text:span text:style-name="T9">De las tablas que existen, hemos identificado las entidades como rectángulos, las relaciones como rombos, y los atributos como los óvalos.</text:span></text:p>
      <text:p text:style-name="P30"><text:span text:style-name="T7">iv) </text:span>La cardinalidad queda denotada por los grafos, que si tienen una flecha en una dirección de la relación, indica que la entidad señalada tiene una correspondencia de 1 con respecto a la entidad en el otro extremo del grafo.</text:p>
      <text:p text:style-name="P30"><text:bookmark-start text:name="__DdeLink__169_893309231"/><text:span text:style-name="T7">v) </text:span><text:bookmark-end text:name="__DdeLink__169_893309231"/>Hemos eliminado todas las entidades débiles, haciendo que cada tabla de nuestra base de datos tenga su propia clave primarias.</text:p>
      <text:p text:style-name="P30"><text:span text:style-name="T7">vi) </text:span>También hemos eliminado <text:span text:style-name="T9">los atributos multivaluados del apartado b para crear las relaciones y entidades correspondientes</text:span></text:p>
      <text:p text:style-name="P30"><text:span text:style-name="T7">vii) </text:span><text:span text:style-name="T9">existen los atributos derivados netamount y totalamount, que se calculan en el script setOrderAmount.sql</text:span></text:p>
      <text:p text:style-name="P30"><text:span text:style-name="T7">viii) </text:span><text:span text:style-name="T9">existe una participación total entre todas las tablas de la BBDD.</text:span></text:p>
      <text:p text:style-name="P30"/>
      <text:p text:style-name="P24">cambios <text:span text:style-name="T5">principales del script</text:span></text:p>
      <text:p text:style-name="P18">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8"/>
      <text:p text:style-name="P19">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19">También hemos cifrado en md5 todas las contraseñas de esta tabla, para respetar l<text:span text:style-name="T4">os criterios de la</text:span> práctica anterior.</text:p>
      <text:p text:style-name="P19"/>
      <text:p text:style-name="P20">Lo siguiente que hemos hecho es añadir primary keys a varias tablas, y para eso hemos tenido que eliminar filas que consideramos duplicadas si queremos usar dichas primary keys.</text:p>
      <text:p text:style-name="P20">Las tablas de las que hemos eliminado filas duplicadas para poder crear primary keys son movielanguages y orderdetail.</text:p>
      <text:p text:style-name="P20"/>
      <text:p text:style-name="P21">También hemos actualizado las secuencias para que el valor actual sea el de el ultimo id de sus respectivas tablas, y de esa forma asigne automaticamente el siguiente id disponible a cada nueva fila.</text:p>
      <text:p text:style-name="P21"/>
      <text:p text:style-name="P21">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1"/>
      <text:p text:style-name="P22"><text:soft-page-break/>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7"/>
      <text:p text:style-name="P17"/>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text:soft-page-break/>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7">A RELLENAR</text:p>
      <text:p text:style-name="P25">register.php</text:p>
      <text:p text:style-name="P28">Para este módulo, hemos sustituido el username como campo para identificar al usuario, por el email, puesto que en la base de datos que nos dan, es un campo unique más intuitivo para el usuario que el customerid (en contraposición con el username que no es único).</text:p>
      <text:p text:style-name="P28"/>
      <text:p text:style-name="P28">Por tanto, el único cambio sobre la lógica principal que seguimos aquí sería el <text:s/>comprobar que el email insertado en el campo email del registro, sea uno que no existe ya en la base de datos.</text:p>
      <text:p text:style-name="P28">Una vez comprobado que no existe, procederíamos a insertar los datos en sql.</text:p>
      <text:p text:style-name="P28"/>
      <text:p text:style-name="P26">login.php</text:p>
      <text:p text:style-name="P28">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28"/>
      <text:p text:style-name="P27">cesta</text:p>
      <text:p text:style-name="P28"/>
      <text:p text:style-name="P2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8T15:56:08.115023109</dc:date>
    <meta:editing-duration>PT4H5M10S</meta:editing-duration>
    <meta:editing-cycles>23</meta:editing-cycles>
    <meta:document-statistic meta:table-count="0" meta:image-count="0" meta:object-count="0" meta:page-count="3" meta:paragraph-count="62" meta:word-count="1141" meta:character-count="6810" meta:non-whitespace-character-count="5723"/>
  </office:meta>
</office:document-meta>
</file>